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Text">
      <style:text-properties fo:language="de" fo:country="DE" officeooo:paragraph-rsid="00e80345"/>
    </style:style>
    <style:style style:name="P10" style:family="paragraph" style:parent-style-name="DokumentVersion">
      <style:text-properties fo:language="de" fo:country="DE"/>
    </style:style>
    <style:style style:name="P11" style:family="paragraph" style:parent-style-name="Standard">
      <style:text-properties fo:language="de" fo:country="DE" officeooo:rsid="0170b10a"/>
    </style:style>
    <style:style style:name="P12" style:family="paragraph" style:parent-style-name="Standard">
      <style:text-properties fo:language="de" fo:country="DE" officeooo:rsid="0170b10a" officeooo:paragraph-rsid="0173c02c"/>
    </style:style>
    <style:style style:name="P13" style:family="paragraph" style:parent-style-name="RequirementHeader">
      <style:text-properties fo:language="de" fo:country="DE" officeooo:paragraph-rsid="00521265"/>
    </style:style>
    <style:style style:name="P14" style:family="paragraph" style:parent-style-name="RequirementHeader">
      <style:text-properties fo:language="de" fo:country="DE" officeooo:paragraph-rsid="011824f1"/>
    </style:style>
    <style:style style:name="P15" style:family="paragraph" style:parent-style-name="RequirementHeader">
      <style:text-properties fo:language="de" fo:country="DE" officeooo:paragraph-rsid="0173c02c"/>
    </style:style>
    <style:style style:name="P16" style:family="paragraph" style:parent-style-name="RequirementHeader">
      <style:text-properties fo:language="de" fo:country="DE" officeooo:paragraph-rsid="0119d0a1"/>
    </style:style>
    <style:style style:name="P17" style:family="paragraph" style:parent-style-name="RequirementHeader">
      <style:text-properties fo:language="de" fo:country="DE" officeooo:paragraph-rsid="011d3718"/>
    </style:style>
    <style:style style:name="P18" style:family="paragraph" style:parent-style-name="RequirementHeader">
      <style:text-properties fo:language="de" fo:country="DE" officeooo:paragraph-rsid="0178421b"/>
    </style:style>
    <style:style style:name="P19" style:family="paragraph" style:parent-style-name="RequirementHeader">
      <style:text-properties fo:language="de" fo:country="DE" officeooo:paragraph-rsid="013cc08a"/>
    </style:style>
    <style:style style:name="P20" style:family="paragraph" style:parent-style-name="RequirementHeader">
      <style:text-properties fo:language="de" fo:country="DE" officeooo:paragraph-rsid="013f66ec"/>
    </style:style>
    <style:style style:name="P21" style:family="paragraph" style:parent-style-name="RequirementHeader">
      <style:text-properties fo:language="de" fo:country="DE" officeooo:paragraph-rsid="0140a2d1"/>
    </style:style>
    <style:style style:name="P22" style:family="paragraph" style:parent-style-name="Standard">
      <style:text-properties fo:language="de" fo:country="DE" officeooo:rsid="00469b18" officeooo:paragraph-rsid="0173c02c"/>
    </style:style>
    <style:style style:name="P23" style:family="paragraph" style:parent-style-name="Standard">
      <style:text-properties fo:language="de" fo:country="DE" officeooo:rsid="00469b18" officeooo:paragraph-rsid="013cc08a"/>
    </style:style>
    <style:style style:name="P24" style:family="paragraph" style:parent-style-name="Standard">
      <style:text-properties fo:language="de" fo:country="DE" officeooo:rsid="00469b18" officeooo:paragraph-rsid="01862b22"/>
    </style:style>
    <style:style style:name="P25" style:family="paragraph" style:parent-style-name="Standard">
      <style:text-properties fo:language="de" fo:country="DE" officeooo:rsid="00469b18" officeooo:paragraph-rsid="013f66ec"/>
    </style:style>
    <style:style style:name="P26" style:family="paragraph" style:parent-style-name="Standard">
      <style:text-properties fo:language="de" fo:country="DE" officeooo:rsid="00469b18" officeooo:paragraph-rsid="018ccce8"/>
    </style:style>
    <style:style style:name="P27" style:family="paragraph" style:parent-style-name="Standard">
      <style:text-properties fo:language="de" fo:country="DE" officeooo:rsid="00469b18" officeooo:paragraph-rsid="0176d7ae"/>
    </style:style>
    <style:style style:name="P28" style:family="paragraph" style:parent-style-name="Standard">
      <style:text-properties fo:language="de" fo:country="DE" officeooo:rsid="00469b18" officeooo:paragraph-rsid="01953b6d"/>
    </style:style>
    <style:style style:name="P29" style:family="paragraph" style:parent-style-name="Standard">
      <style:text-properties fo:language="de" fo:country="DE" officeooo:rsid="01751ac8" officeooo:paragraph-rsid="01751ac8"/>
    </style:style>
    <style:style style:name="P30" style:family="paragraph" style:parent-style-name="Standard">
      <style:text-properties fo:language="de" fo:country="DE" officeooo:rsid="0178421b" officeooo:paragraph-rsid="0178421b"/>
    </style:style>
    <style:style style:name="P31" style:family="paragraph" style:parent-style-name="Standard">
      <style:text-properties fo:language="de" fo:country="DE" officeooo:rsid="0178421b" officeooo:paragraph-rsid="0179ffa3"/>
    </style:style>
    <style:style style:name="P32" style:family="paragraph" style:parent-style-name="Standard">
      <style:text-properties fo:language="de" fo:country="DE" officeooo:rsid="017ac63c" officeooo:paragraph-rsid="017ac63c"/>
    </style:style>
    <style:style style:name="P33" style:family="paragraph" style:parent-style-name="Standard">
      <style:text-properties fo:language="de" fo:country="DE" officeooo:rsid="01429e5b" officeooo:paragraph-rsid="01429e5b"/>
    </style:style>
    <style:style style:name="P34" style:family="paragraph" style:parent-style-name="Standard">
      <style:text-properties fo:language="de" fo:country="DE" officeooo:rsid="017c279f" officeooo:paragraph-rsid="017c279f"/>
    </style:style>
    <style:style style:name="P35" style:family="paragraph" style:parent-style-name="Standard">
      <style:text-properties fo:language="de" fo:country="DE" officeooo:rsid="017c279f" officeooo:paragraph-rsid="017e2325"/>
    </style:style>
    <style:style style:name="P36" style:family="paragraph" style:parent-style-name="Text_20_body">
      <style:text-properties fo:language="de" fo:country="DE" officeooo:rsid="016dd0c3" officeooo:paragraph-rsid="011588b3"/>
    </style:style>
    <style:style style:name="P37" style:family="paragraph" style:parent-style-name="Text_20_body">
      <style:text-properties fo:language="de" fo:country="DE"/>
    </style:style>
    <style:style style:name="P38" style:family="paragraph" style:parent-style-name="RequirementHeader">
      <style:text-properties fo:language="de" fo:country="DE" officeooo:paragraph-rsid="017ed796"/>
    </style:style>
    <style:style style:name="P39" style:family="paragraph" style:parent-style-name="RequirementHeader">
      <style:text-properties fo:language="de" fo:country="DE" officeooo:paragraph-rsid="00e2217c"/>
    </style:style>
    <style:style style:name="P40" style:family="paragraph" style:parent-style-name="RequirementHeader">
      <style:text-properties fo:language="de" fo:country="DE" officeooo:paragraph-rsid="00e3c8db"/>
    </style:style>
    <style:style style:name="P41" style:family="paragraph" style:parent-style-name="RequirementHeader">
      <style:text-properties fo:language="de" fo:country="DE" officeooo:paragraph-rsid="0185156e"/>
    </style:style>
    <style:style style:name="P42" style:family="paragraph" style:parent-style-name="Standard">
      <style:text-properties fo:language="de" fo:country="DE" officeooo:rsid="0176d7ae" officeooo:paragraph-rsid="0176d7ae"/>
    </style:style>
    <style:style style:name="P43" style:family="paragraph" style:parent-style-name="Standard">
      <style:text-properties fo:language="de" fo:country="DE" officeooo:rsid="017e2325" officeooo:paragraph-rsid="017e2325"/>
    </style:style>
    <style:style style:name="P44" style:family="paragraph" style:parent-style-name="Standard">
      <style:text-properties fo:language="de" fo:country="DE" officeooo:rsid="017e2325" officeooo:paragraph-rsid="01829c3f"/>
    </style:style>
    <style:style style:name="P45" style:family="paragraph" style:parent-style-name="Standard">
      <style:text-properties fo:language="de" fo:country="DE" officeooo:rsid="017e9898" officeooo:paragraph-rsid="017e9898"/>
    </style:style>
    <style:style style:name="P46" style:family="paragraph" style:parent-style-name="Standard">
      <style:text-properties fo:language="de" fo:country="DE" officeooo:rsid="017ed796" officeooo:paragraph-rsid="017ed796"/>
    </style:style>
    <style:style style:name="P47" style:family="paragraph" style:parent-style-name="Standard">
      <style:text-properties fo:language="de" fo:country="DE" officeooo:rsid="0095402f" officeooo:paragraph-rsid="011b54fb"/>
    </style:style>
    <style:style style:name="P48" style:family="paragraph" style:parent-style-name="Standard">
      <style:text-properties fo:language="de" fo:country="DE" officeooo:rsid="01841634" officeooo:paragraph-rsid="01841634"/>
    </style:style>
    <style:style style:name="P49" style:family="paragraph" style:parent-style-name="Standard">
      <style:text-properties fo:language="de" fo:country="DE" officeooo:rsid="01841634" officeooo:paragraph-rsid="0185156e"/>
    </style:style>
    <style:style style:name="P50" style:family="paragraph" style:parent-style-name="Standard">
      <style:text-properties fo:language="de" fo:country="DE" officeooo:rsid="01841634" officeooo:paragraph-rsid="0188a005"/>
    </style:style>
    <style:style style:name="P51" style:family="paragraph" style:parent-style-name="Standard">
      <style:text-properties fo:language="de" fo:country="DE" officeooo:rsid="01841634" officeooo:paragraph-rsid="0194466c"/>
    </style:style>
    <style:style style:name="P52" style:family="paragraph" style:parent-style-name="RequirementHeader">
      <style:text-properties fo:language="de" fo:country="DE" officeooo:paragraph-rsid="018555e7"/>
    </style:style>
    <style:style style:name="P53" style:family="paragraph" style:parent-style-name="RequirementHeader">
      <style:text-properties fo:language="de" fo:country="DE" officeooo:paragraph-rsid="01874b64"/>
    </style:style>
    <style:style style:name="P54" style:family="paragraph" style:parent-style-name="RequirementHeader">
      <style:text-properties fo:language="de" fo:country="DE" officeooo:paragraph-rsid="0188a005"/>
    </style:style>
    <style:style style:name="P55" style:family="paragraph" style:parent-style-name="Standard">
      <style:text-properties fo:language="de" fo:country="DE" officeooo:rsid="018555e7" officeooo:paragraph-rsid="018555e7"/>
    </style:style>
    <style:style style:name="P56" style:family="paragraph" style:parent-style-name="Standard">
      <style:text-properties fo:language="de" fo:country="DE" officeooo:rsid="018555e7" officeooo:paragraph-rsid="01874b64"/>
    </style:style>
    <style:style style:name="P57" style:family="paragraph" style:parent-style-name="Standard">
      <style:text-properties fo:language="de" fo:country="DE" officeooo:rsid="018555e7" officeooo:paragraph-rsid="0194466c"/>
    </style:style>
    <style:style style:name="P58" style:family="paragraph" style:parent-style-name="Standard">
      <style:text-properties fo:language="de" fo:country="DE" officeooo:rsid="0185fef2" officeooo:paragraph-rsid="0185fef2"/>
    </style:style>
    <style:style style:name="P59" style:family="paragraph" style:parent-style-name="Standard">
      <style:text-properties fo:language="de" fo:country="DE" officeooo:rsid="0185fef2" officeooo:paragraph-rsid="01862b22"/>
    </style:style>
    <style:style style:name="P60" style:family="paragraph" style:parent-style-name="Standard">
      <style:text-properties fo:language="de" fo:country="DE" officeooo:paragraph-rsid="01862b22"/>
    </style:style>
    <style:style style:name="P61" style:family="paragraph" style:parent-style-name="Glossary">
      <style:text-properties fo:language="de" fo:country="DE" officeooo:paragraph-rsid="018f2aa0"/>
    </style:style>
    <style:style style:name="P62" style:family="paragraph" style:parent-style-name="Glossary">
      <style:text-properties fo:language="de" fo:country="DE" fo:font-weight="normal" officeooo:rsid="0147ca6c" officeooo:paragraph-rsid="018f2aa0" style:font-weight-asian="normal" style:font-weight-complex="normal"/>
    </style:style>
    <style:style style:name="P63" style:family="paragraph" style:parent-style-name="Glossary">
      <style:text-properties fo:language="de" fo:country="DE" officeooo:paragraph-rsid="019101c6"/>
    </style:style>
    <style:style style:name="P64" style:family="paragraph" style:parent-style-name="Standard">
      <style:text-properties fo:language="de" fo:country="DE" officeooo:rsid="018ccce8" officeooo:paragraph-rsid="018ccce8"/>
    </style:style>
    <style:style style:name="P65" style:family="paragraph" style:parent-style-name="Standard">
      <style:text-properties fo:language="de" fo:country="DE" officeooo:rsid="018d0a17" officeooo:paragraph-rsid="018d0a17"/>
    </style:style>
    <style:style style:name="P66" style:family="paragraph" style:parent-style-name="Glossary">
      <style:text-properties fo:language="de" fo:country="DE" officeooo:paragraph-rsid="0194466c"/>
    </style:style>
    <style:style style:name="P67" style:family="paragraph" style:parent-style-name="Standard">
      <style:text-properties fo:language="de" fo:country="DE" officeooo:rsid="0180a850" officeooo:paragraph-rsid="0194466c"/>
    </style:style>
    <style:style style:name="P68" style:family="paragraph" style:parent-style-name="Standard">
      <style:text-properties fo:language="de" fo:country="DE" officeooo:rsid="0185156e" officeooo:paragraph-rsid="01953b6d"/>
    </style:style>
    <style:style style:name="P69" style:family="paragraph" style:parent-style-name="RequirementHeader">
      <style:text-properties fo:language="de" fo:country="DE" officeooo:paragraph-rsid="01953b6d"/>
    </style:style>
    <style:style style:name="P70" style:family="paragraph" style:parent-style-name="Standard">
      <style:text-properties fo:language="de" fo:country="DE" officeooo:rsid="01953b6d" officeooo:paragraph-rsid="01953b6d"/>
    </style:style>
    <style:style style:name="P71" style:family="paragraph" style:parent-style-name="Contents_20_1">
      <style:paragraph-properties>
        <style:tab-stops>
          <style:tab-stop style:position="15.498cm" style:type="right" style:leader-style="dotted" style:leader-text="."/>
        </style:tab-stops>
      </style:paragraph-properties>
    </style:style>
    <style:style style:name="P72" style:family="paragraph" style:parent-style-name="Contents_20_2">
      <style:paragraph-properties>
        <style:tab-stops>
          <style:tab-stop style:position="15.498cm" style:type="right" style:leader-style="dotted" style:leader-text="."/>
        </style:tab-stops>
      </style:paragraph-properties>
    </style:style>
    <style:style style:name="P73"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74"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75"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76"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77" style:family="paragraph" style:parent-style-name="Heading_20_1" style:master-page-name="ChapterAim">
      <style:paragraph-properties style:page-number="auto"/>
      <style:text-properties fo:language="de" fo:country="DE" officeooo:rsid="003cd060" officeooo:paragraph-rsid="003cd060"/>
    </style:style>
    <style:style style:name="P78" style:family="paragraph" style:parent-style-name="Heading_20_1" style:master-page-name="ChapterReq">
      <style:paragraph-properties style:page-number="auto"/>
      <style:text-properties fo:language="de" fo:country="DE" officeooo:rsid="016ed62c" officeooo:paragraph-rsid="016ed62c"/>
    </style:style>
    <style:style style:name="P79" style:family="paragraph" style:parent-style-name="Heading_20_1" style:master-page-name="ChapterGlossary">
      <style:paragraph-properties style:page-number="auto"/>
      <style:text-properties fo:language="de" fo:country="DE"/>
    </style:style>
    <style:style style:name="P80" style:family="paragraph" style:parent-style-name="Heading_20_2">
      <style:text-properties fo:language="de" fo:country="DE" officeooo:rsid="0170b10a" officeooo:paragraph-rsid="0170b10a"/>
    </style:style>
    <style:style style:name="P81" style:family="paragraph" style:parent-style-name="Heading_20_2" style:master-page-name="ChapterReq">
      <style:paragraph-properties style:page-number="auto"/>
      <style:text-properties fo:language="de" fo:country="DE" officeooo:rsid="0170b10a" officeooo:paragraph-rsid="0170b10a"/>
    </style:style>
    <style:style style:name="P82" style:family="paragraph" style:parent-style-name="Heading_20_2" style:master-page-name="ChapterReq">
      <style:paragraph-properties style:page-number="auto"/>
      <style:text-properties fo:language="de" fo:country="DE" officeooo:paragraph-rsid="0095402f"/>
    </style:style>
    <style:style style:name="P83" style:family="paragraph" style:parent-style-name="Heading_20_2" style:master-page-name="ChapterReq">
      <style:paragraph-properties style:page-number="auto"/>
      <style:text-properties fo:language="de" fo:country="DE" officeooo:rsid="0185156e" officeooo:paragraph-rsid="0185156e"/>
    </style:style>
    <style:style style:name="P84" style:family="paragraph" style:parent-style-name="Heading_20_2" style:master-page-name="ChapterReq">
      <style:paragraph-properties style:page-number="auto"/>
      <style:text-properties fo:language="de" fo:country="DE" officeooo:rsid="01874b64" officeooo:paragraph-rsid="01874b64"/>
    </style:style>
    <style:style style:name="P85" style:family="paragraph" style:parent-style-name="Heading_20_2" style:list-style-name="">
      <style:paragraph-properties fo:text-align="start" style:justify-single-word="false" fo:orphans="2" fo:widows="2"/>
      <style:text-properties fo:language="de" fo:country="DE" officeooo:rsid="013f66ec" officeooo:paragraph-rsid="01874b64"/>
    </style:style>
    <style:style style:name="P86" style:family="paragraph" style:parent-style-name="Heading_20_2">
      <style:paragraph-properties fo:break-before="page"/>
      <style:text-properties fo:language="de" fo:country="DE" officeooo:rsid="0188a005" officeooo:paragraph-rsid="0188a005"/>
    </style:style>
    <style:style style:name="P87" style:family="paragraph">
      <loext:graphic-properties draw:fill="none" draw:fill-color="#ffffff"/>
      <style:paragraph-properties style:writing-mode="lr-tb"/>
    </style:style>
    <style:style style:name="P88"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9101c6"/>
    </style:style>
    <style:style style:name="T10" style:family="text">
      <style:text-properties fo:language="en" fo:country="US" officeooo:rsid="016d64d3"/>
    </style:style>
    <style:style style:name="T11" style:family="text">
      <style:text-properties fo:language="en" fo:country="US" officeooo:rsid="0044e4d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653e8c" style:font-weight-asian="bold"/>
    </style:style>
    <style:style style:name="T15" style:family="text">
      <style:text-properties fo:font-weight="bold" officeooo:rsid="015ee5e6" style:font-weight-asian="bold"/>
    </style:style>
    <style:style style:name="T16" style:family="text">
      <style:text-properties fo:font-weight="bold" officeooo:rsid="018de413" style:font-weight-asian="bold"/>
    </style:style>
    <style:style style:name="T17" style:family="text">
      <style:text-properties fo:font-weight="bold" officeooo:rsid="018f2aa0" style:font-weight-asian="bold"/>
    </style:style>
    <style:style style:name="T18" style:family="text">
      <style:text-properties officeooo:rsid="0044e4d6"/>
    </style:style>
    <style:style style:name="T19" style:family="text">
      <style:text-properties officeooo:rsid="00486e8d"/>
    </style:style>
    <style:style style:name="T20" style:family="text">
      <style:text-properties officeooo:rsid="00521265"/>
    </style:style>
    <style:style style:name="T21" style:family="text">
      <style:text-properties officeooo:rsid="0052e07a"/>
    </style:style>
    <style:style style:name="T22" style:family="text">
      <style:text-properties officeooo:rsid="005d9dde"/>
    </style:style>
    <style:style style:name="T23" style:family="text">
      <style:text-properties officeooo:rsid="00616054"/>
    </style:style>
    <style:style style:name="T24" style:family="text">
      <style:text-properties officeooo:rsid="00735d71"/>
    </style:style>
    <style:style style:name="T25" style:family="text">
      <style:text-properties officeooo:rsid="00786d57"/>
    </style:style>
    <style:style style:name="T26" style:family="text">
      <style:text-properties style:font-name="Courier New"/>
    </style:style>
    <style:style style:name="T27" style:family="text">
      <style:text-properties style:font-name="Courier New" officeooo:rsid="0192fd50"/>
    </style:style>
    <style:style style:name="T28" style:family="text">
      <style:text-properties style:font-name="Courier New" officeooo:rsid="01953b6d"/>
    </style:style>
    <style:style style:name="T29" style:family="text">
      <style:text-properties style:font-name="Courier New" officeooo:rsid="01987542"/>
    </style:style>
    <style:style style:name="T30" style:family="text">
      <style:text-properties officeooo:rsid="00e3c8db"/>
    </style:style>
    <style:style style:name="T31" style:family="text">
      <style:text-properties officeooo:rsid="01093089"/>
    </style:style>
    <style:style style:name="T32" style:family="text">
      <style:text-properties officeooo:rsid="011f25ef"/>
    </style:style>
    <style:style style:name="T33" style:family="text">
      <style:text-properties officeooo:rsid="013cc08a"/>
    </style:style>
    <style:style style:name="T34" style:family="text">
      <style:text-properties officeooo:rsid="013f66ec"/>
    </style:style>
    <style:style style:name="T35" style:family="text">
      <style:text-properties officeooo:rsid="0140a2d1"/>
    </style:style>
    <style:style style:name="T36" style:family="text">
      <style:text-properties officeooo:rsid="01463df1"/>
    </style:style>
    <style:style style:name="T37" style:family="text">
      <style:text-properties officeooo:rsid="0147ca6c"/>
    </style:style>
    <style:style style:name="T38" style:family="text">
      <style:text-properties officeooo:rsid="01653e8c"/>
    </style:style>
    <style:style style:name="T39" style:family="text">
      <style:text-properties officeooo:rsid="0166884b"/>
    </style:style>
    <style:style style:name="T40" style:family="text">
      <style:text-properties officeooo:rsid="016caa54"/>
    </style:style>
    <style:style style:name="T41" style:family="text">
      <style:text-properties officeooo:rsid="016d64d3"/>
    </style:style>
    <style:style style:name="T42" style:family="text">
      <style:text-properties officeooo:rsid="016dd0c3"/>
    </style:style>
    <style:style style:name="T43" style:family="text">
      <style:text-properties officeooo:rsid="0170b10a"/>
    </style:style>
    <style:style style:name="T44" style:family="text">
      <style:text-properties officeooo:rsid="0170f959"/>
    </style:style>
    <style:style style:name="T45" style:family="text">
      <style:text-properties officeooo:rsid="017290ee"/>
    </style:style>
    <style:style style:name="T46" style:family="text">
      <style:text-properties officeooo:rsid="0173c02c"/>
    </style:style>
    <style:style style:name="T47" style:family="text">
      <style:text-properties officeooo:rsid="01751ac8"/>
    </style:style>
    <style:style style:name="T48" style:family="text">
      <style:text-properties officeooo:rsid="0176d7ae"/>
    </style:style>
    <style:style style:name="T49" style:family="text">
      <style:text-properties officeooo:rsid="0178421b"/>
    </style:style>
    <style:style style:name="T50" style:family="text">
      <style:text-properties officeooo:rsid="0179ffa3"/>
    </style:style>
    <style:style style:name="T51" style:family="text">
      <style:text-properties officeooo:rsid="017ac63c"/>
    </style:style>
    <style:style style:name="T52" style:family="text">
      <style:text-properties officeooo:rsid="01619d1b"/>
    </style:style>
    <style:style style:name="T53" style:family="text">
      <style:text-properties officeooo:rsid="015cb44d"/>
    </style:style>
    <style:style style:name="T54" style:family="text">
      <style:text-properties officeooo:rsid="017c8b71"/>
    </style:style>
    <style:style style:name="T55" style:family="text">
      <style:text-properties officeooo:rsid="017e2325"/>
    </style:style>
    <style:style style:name="T56" style:family="text">
      <style:text-properties officeooo:rsid="017c279f"/>
    </style:style>
    <style:style style:name="T57" style:family="text">
      <style:text-properties officeooo:rsid="017e9898"/>
    </style:style>
    <style:style style:name="T58" style:family="text">
      <style:text-properties officeooo:rsid="017ed796"/>
    </style:style>
    <style:style style:name="T59" style:family="text">
      <style:text-properties officeooo:rsid="0180a850"/>
    </style:style>
    <style:style style:name="T60" style:family="text">
      <style:text-properties officeooo:rsid="01829c3f"/>
    </style:style>
    <style:style style:name="T61" style:family="text">
      <style:text-properties officeooo:rsid="01841634"/>
    </style:style>
    <style:style style:name="T62" style:family="text">
      <style:text-properties officeooo:rsid="0185156e"/>
    </style:style>
    <style:style style:name="T63" style:family="text">
      <style:text-properties officeooo:rsid="018555e7"/>
    </style:style>
    <style:style style:name="T64" style:family="text">
      <style:text-properties officeooo:rsid="0185fef2"/>
    </style:style>
    <style:style style:name="T65" style:family="text">
      <style:text-properties officeooo:rsid="01862b22"/>
    </style:style>
    <style:style style:name="T66" style:family="text">
      <style:text-properties officeooo:rsid="01874b64"/>
    </style:style>
    <style:style style:name="T67" style:family="text">
      <style:text-properties officeooo:rsid="0188a005"/>
    </style:style>
    <style:style style:name="T68" style:family="text">
      <style:text-properties officeooo:rsid="0189b1af"/>
    </style:style>
    <style:style style:name="T69" style:family="text">
      <style:text-properties officeooo:rsid="018ccce8"/>
    </style:style>
    <style:style style:name="T70" style:family="text">
      <style:text-properties officeooo:rsid="018d0a17"/>
    </style:style>
    <style:style style:name="T71" style:family="text">
      <style:text-properties officeooo:rsid="018de413"/>
    </style:style>
    <style:style style:name="T72" style:family="text">
      <style:text-properties officeooo:rsid="018f2aa0"/>
    </style:style>
    <style:style style:name="T73" style:family="text">
      <style:text-properties officeooo:rsid="0192fd50"/>
    </style:style>
    <style:style style:name="T74" style:family="text">
      <style:text-properties officeooo:rsid="0194466c"/>
    </style:style>
    <style:style style:name="T75" style:family="text">
      <style:text-properties officeooo:rsid="01953b6d"/>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87" svg:width="15.003cm" svg:height="23.704cm" svg:x="0cm" svg:y="0cm"><text:p/><draw:enhanced-geometry svg:viewBox="0 0 21600 21600" draw:type="rectangle" draw:enhanced-path="M 0 0 L 21600 0 21600 21600 0 21600 0 0 Z N"/></draw:custom-shape>R e s t i x</text:p>
      <text:p text:style-name="P7">Datensicherung <text:span text:style-name="T40">auf restic-Basis</text:span></text:p>
      <text:p text:style-name="P8"><text:title>Pflichtenheft</text:title></text:p>
      <text:p text:style-name="P10"><text:span text:style-name="T39">Version </text:span><text:user-defined style:data-style-name="N0" text:name="DocumentVersion">0.1</text:user-defined></text:p>
      <text:p text:style-name="P75">Copyright (c) 202<text:span text:style-name="T40">5</text:span>, Frank Sommer.</text:p>
      <text:p text:style-name="P73">All rights reserved.</text:p>
      <text:p text:style-name="P73"/>
      <text:p text:style-name="P73">Redistribution and use in source and binary forms, with or without modification, are permitted provided that the following conditions are met:</text:p>
      <text:p text:style-name="P73"/>
      <text:p text:style-name="P73">* Redistributions of source code must retain the above copyright notice, this list of conditions and the following disclaimer.</text:p>
      <text:p text:style-name="P73"/>
      <text:p text:style-name="P73">* Redistributions in binary form must reproduce the above copyright notice, this list of conditions and the following disclaimer in the documentation and/or other materials provided with the distribution.</text:p>
      <text:p text:style-name="P73"/>
      <text:p text:style-name="P73">* Neither the name of the copyright holder nor the names of its contributors may be used to endorse or promote products derived from this software without specific prior written permission.</text:p>
      <text:p text:style-name="P73"/>
      <text:p text:style-name="P7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73">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6">Inhaltsverzeichnis</text:p>
      <text:p text:style-name="P74"/>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71">Ziel des Projekts<text:tab/><text:a xlink:type="simple" xlink:href="#__RefHeading___Toc451661265" text:style-name="Index_20_Link" text:visited-style-name="Index_20_Link">2</text:a></text:p>
          <text:p text:style-name="P71">Anforderungen<text:tab/><text:a xlink:type="simple" xlink:href="#__RefHeading___Toc451661266" text:style-name="Index_20_Link" text:visited-style-name="Index_20_Link">3</text:a></text:p>
          <text:p text:style-name="P72">Allgemeine Anforderungen<text:tab/><text:a xlink:type="simple" xlink:href="#__RefHeading___Toc451661267" text:style-name="Index_20_Link" text:visited-style-name="Index_20_Link">3</text:a></text:p>
          <text:p text:style-name="P72">Konfiguration<text:tab/><text:a xlink:type="simple" xlink:href="#__RefHeading___Toc2680_74363098" text:style-name="Index_20_Link" text:visited-style-name="Index_20_Link">4</text:a></text:p>
          <text:p text:style-name="P72">Backup<text:tab/><text:a xlink:type="simple" xlink:href="#__RefHeading___Toc2684_74363098" text:style-name="Index_20_Link" text:visited-style-name="Index_20_Link">5</text:a></text:p>
          <text:p text:style-name="P72">Restore<text:tab/><text:a xlink:type="simple" xlink:href="#__RefHeading___Toc2680_74363098%20Kopie%201" text:style-name="Index_20_Link" text:visited-style-name="Index_20_Link">6</text:a></text:p>
          <text:p text:style-name="P72">Administration<text:tab/><text:a xlink:type="simple" xlink:href="#__RefHeading___Toc2680_74363098%20Kopie%201%20Kopie%201" text:style-name="Index_20_Link" text:visited-style-name="Index_20_Link">7</text:a></text:p>
          <text:p text:style-name="P72">Benutzerschnittstelle<text:tab/><text:a xlink:type="simple" xlink:href="#__RefHeading___Toc4693_3112237709" text:style-name="Index_20_Link" text:visited-style-name="Index_20_Link">8</text:a></text:p>
          <text:p text:style-name="P71">Glossar<text:tab/><text:a xlink:type="simple" xlink:href="#__RefHeading___Toc3441_1071762271" text:style-name="Index_20_Link" text:visited-style-name="Index_20_Link">9</text:a></text:p>
        </text:index-body>
      </text:table-of-content>
      <text:h text:style-name="P77" text:outline-level="1"><text:bookmark-start text:name="__RefHeading___Toc451661265"/><text:span text:style-name="T41">Ziel des</text:span><text:span text:style-name="T18"> </text:span><text:span text:style-name="T41">P</text:span>roje<text:span text:style-name="T41">kts</text:span><text:bookmark-end text:name="__RefHeading___Toc451661265"/></text:h>
      <text:p text:style-name="P36">D<text:span text:style-name="T72">ie</text:span> Open Source Software restic ist ein kommandozeilen-basiertes Werkzeug zur Datensicherung. Es bietet Verschlüsselung sowie Deduplizierung und bietet eine hohe Verarbeitungsgeschwindigkeit.</text:p>
      <text:p text:style-name="P37"><text:span text:style-name="T42">Restix soll Erweiterungen um eine grafische Benutzeroberfläche und den Umgang mit der komplexen restic-Befehlen für den Heimanwender vereinfachen</text:span><text:span text:style-name="T32">.</text:span></text:p>
      <text:p text:style-name="P9"/>
      <text:h text:style-name="P78" text:outline-level="1"><text:bookmark-start text:name="__RefHeading___Toc451661266"/>Anforderungen<text:bookmark-end text:name="__RefHeading___Toc451661266"/></text:h>
      <text:h text:style-name="P80" text:outline-level="2"><text:bookmark-start text:name="__RefHeading___Toc451661267"/>Allgemeine Anforderungen<text:bookmark-end text:name="__RefHeading___Toc451661267"/></text:h>
      <text:p text:style-name="P13">RQ-<text:span text:style-name="T20">1</text:span> <text:span text:style-name="T43">Unterstützte Plattformen</text:span></text:p>
      <text:p text:style-name="P11">Restix soll die Betriebssysteme Linux, BSD und Windows unterstützen. Restix soll alle Architekturen unterstützen, für die Python und restic verfügbar sind.</text:p>
      <text:p text:style-name="P14">RQ-<text:span text:style-name="T44">2</text:span> <text:span text:style-name="T24">Lo</text:span><text:span text:style-name="T43">kalisierung</text:span></text:p>
      <text:p text:style-name="P22"><text:span text:style-name="T43">Restix </text:span><text:span text:style-name="T46">muss</text:span><text:span text:style-name="T43"> die Lokalisierung aller eigener Textausgaben unterstützen</text:span><text:span text:style-name="T23">.</text:span></text:p>
      <text:p text:style-name="P12">Restix <text:span text:style-name="T46">muss</text:span> die Sprachen Deutsch und Englisch unterstützen.</text:p>
      <text:p text:style-name="P12">Restix <text:span text:style-name="T46">muss</text:span> die lokale Einstellung der Plattform verwenden, falls sie unterstützt wird.</text:p>
      <text:p text:style-name="P12">Restix <text:span text:style-name="T46">muss</text:span> Englisch als Sprache verwenden, falls die lokale Plattform-Einstellung nicht unterstützt wird.</text:p>
      <text:p text:style-name="P15"><text:bookmark-start text:name="__DdeLink__1517_2101781264"/>RQ-<text:span text:style-name="T46">3</text:span> <text:span text:style-name="T46">Targets</text:span></text:p>
      <text:p text:style-name="P27"><text:span text:style-name="T43">Restix </text:span><text:span text:style-name="T46">muss</text:span><text:span text:style-name="T43"> die </text:span><text:span text:style-name="T46">Datensicherung in Repositories ablegen, jeweils separat für </text:span><text:span text:style-name="T75">Benutzername</text:span><text:span text:style-name="T48">, </text:span><text:span text:style-name="T46">Rechner und </text:span><text:span text:style-name="T75">Jahr</text:span><text:span text:style-name="T23">. </text:span><text:span text:style-name="T46">Das Wurzelverzeichnis der Repositories wird als Target bezeichnet.</text:span></text:p>
      <text:p text:style-name="P70">Der Benutzer oder Administrator muss dafür sorgen, dass ein Target existiert und allen restix-Nutzern des Targets Schreibzugriff gewähren.</text:p>
      <text:p text:style-name="P70"><text:bookmark-end text:name="__DdeLink__1517_2101781264"/>Restix muss sich nicht um die Zugriffsrechte der Unterverzeichnisse für Benutzer, Rechner und Jakr kümmern, dies ist Aufgabe des Benutzers/Administrators bzw. restic.</text:p>
      <text:p text:style-name="P12">Restix <text:span text:style-name="T46">muss</text:span> <text:span text:style-name="T46">es erlauben, ein Target über einen benutzerdefinierten Aliasnamen anzusprechen</text:span>.</text:p>
      <text:p text:style-name="P12">Restix <text:span text:style-name="T47">muss den Zugriff auf Targets unterstützen, die im Dateisystem eingebunden sind.</text:span></text:p>
      <text:p text:style-name="P29">Restix muss den Zugriff auf Targets über sftp unterstützen.</text:p>
      <text:p text:style-name="P69">RQ-<text:span text:style-name="T75">4</text:span> <text:span text:style-name="T46">Targets</text:span></text:p>
      <text:p text:style-name="P28"><text:span text:style-name="T43">Restix </text:span><text:span text:style-name="T46">muss</text:span><text:span text:style-name="T43"> </text:span><text:span text:style-name="T75">für alle Befehle, die Änderungen im lokalen Dateisystem oder in einem Repository hervorrufen, eine Probelauf-Option anbieten. Bei einem Probelauf sollen alle Aktionen nur protokolliert, aber nicht durchgeführt werden.</text:span></text:p>
      <text:p text:style-name="P70"/>
      <text:h text:style-name="P82" text:outline-level="2"><text:bookmark-start text:name="__RefHeading___Toc2680_74363098"/><text:span text:style-name="T44">K</text:span>onfiguration<text:bookmark-end text:name="__RefHeading___Toc2680_74363098"/></text:h>
      <text:p text:style-name="P16">RQ-<text:span text:style-name="T21">10</text:span><text:span text:style-name="T25">1</text:span> <text:span text:style-name="T49">Struktur</text:span></text:p>
      <text:p text:style-name="P42">Restix muss <text:span text:style-name="T49">eine zentrale</text:span> Konfigurations<text:span text:style-name="T49">datei unterstützen, in der Targets, Backup-Umfänge und die Zugangsdaten für restic festgelegt werden.</text:span></text:p>
      <text:p text:style-name="P43">Restix muss für Backup-Umfänge jeweils separate Konfigurationsdateien für <text:span text:style-name="T56">eingeschlossene </text:span><text:span text:style-name="T58">und</text:span><text:span text:style-name="T56"> ausgeschlossene Verzeichnisse und Dateien </text:span>unterstützen.</text:p>
      <text:p text:style-name="P43">Restix muss die Präferenzen für die Benutzeroberfläche in einer Konfigurationsdatei speichern.</text:p>
      <text:p text:style-name="P45">Restix muss bei Referenzen auf andere Dateien das Verzeichnis der zentralen Konfigurationsdatei als Wurzelverzeichnis voranstellen, falls eine Referenz als relativer Pfad konfiguriert wurde.</text:p>
      <text:p text:style-name="P17">RQ-<text:span text:style-name="T22">10</text:span><text:span text:style-name="T25">2</text:span> <text:span text:style-name="T49">Ort der zentralen</text:span><text:span text:style-name="T45"> Konfigurationsdatei</text:span></text:p>
      <text:p text:style-name="P30">Restix soll die Datei verwenden, die in Umgebungsvariable <text:span text:style-name="T26">RESTIX_CONFIG_ROOT</text:span> angegeben ist.</text:p>
      <text:p text:style-name="P31">Restix soll die Datei <text:span text:style-name="T26">.config/restix/config.toml</text:span> im Home-Verzeichnis des Benutzers verwenden, falls <text:span text:style-name="T50">die </text:span>Umgebungsvariable <text:span text:style-name="T26">RESTIX_CONFIG_ROOT</text:span> <text:span text:style-name="T50">nicht definiert ist oder auf die dort angegebene Datei nicht zugegriffen werden kann.</text:span></text:p>
      <text:p text:style-name="P18">RQ-<text:span text:style-name="T22">10</text:span><text:span text:style-name="T51">3</text:span> <text:span text:style-name="T51">Inhalt der z</text:span><text:span text:style-name="T49">entrale</text:span><text:span text:style-name="T51">n</text:span><text:span text:style-name="T45"> Konfigurationsdatei</text:span></text:p>
      <text:p text:style-name="P32">Restix darf die Datei nur im TOML-Format akzeptieren.</text:p>
      <text:p text:style-name="P34">Restix muss es erlauben, die Zugriffsdaten für restic zu konfigurieren. Es müssen die Möglichkeiten Passwort-<text:span text:style-name="T54">Abfrage</text:span>, <text:span text:style-name="T54">Passwort-String, </text:span>Passwort-<text:span text:style-name="T54">D</text:span>atei oder Passwort aus <text:span text:style-name="T57">FIDO2-Token</text:span> angeboten werden.</text:p>
      <text:p text:style-name="P35">Restix muss es erlauben, Sicherungsumfänge zu konfigurieren. Es muss die Möglichkeit bestehen, den Sicherungsumfängen einen <text:span text:style-name="T55">eindeutigen </text:span>Aliasnamen zu geben und eingeschlossene, ausgeschlossene und zu ignorierende Verzeichnisse und Dateien festzulegen.</text:p>
      <text:p text:style-name="P44">Restix muss es erlauben, Targets zu konfigurieren. Jedes Target wird über einen eindeutigen Aliasnamen identifiziert. Für jedes Target können Sicherungsumfang <text:span text:style-name="T75">und </text:span>Zugriffsdaten<text:span text:style-name="T60"> </text:span>festgelegt werden.</text:p>
      <text:p text:style-name="P18">RQ-<text:span text:style-name="T21">10</text:span><text:span text:style-name="T57">4</text:span> <text:span text:style-name="T57">Konfigurationsdatei für eingeschlossene Elemente</text:span></text:p>
      <text:p text:style-name="P46">Restix muss es erlauben, in ein Backup einzuschließende Verzeichnisse und Dateien in einer Konfigurationsdatei abzulegen. Das Format muss den Anforderungen für die restic-Option<text:line-break/><text:span text:style-name="T26">--files-from</text:span> entsprechen.</text:p>
      <text:p text:style-name="P38">RQ-<text:span text:style-name="T21">10</text:span><text:span text:style-name="T58">5</text:span> <text:span text:style-name="T57">Konfigurationsdatei für ausgeschlossene Elemente</text:span></text:p>
      <text:p text:style-name="P46">Restix muss es erlauben, in ein Backup auszuschließende Verzeichnisse und Dateien in einer Konfigurationsdatei abzulegen. Das Format muss den Anforderungen für die restic-Option<text:line-break/><text:span text:style-name="T26">--exclude-files</text:span> entsprechen.</text:p>
      <text:p text:style-name="P38">RQ-<text:span text:style-name="T21">10</text:span><text:span text:style-name="T58">6</text:span> <text:span text:style-name="T58">Konfigurationsdatei für Präferenzen der grafischen Benutzeroberfläche</text:span></text:p>
      <text:p text:style-name="P46">Restix soll die Präferenzen eines Benutzers in Datei <text:span text:style-name="T26">.restix</text:span> im Home-Verzeichnis des Benutzers speichern.</text:p>
      <text:p text:style-name="P46">Restix soll die Daten im TOML-Format speichern.</text:p>
      <text:p text:style-name="P47"/>
      <text:h text:style-name="P81" text:outline-level="2"><text:bookmark-start text:name="__RefHeading___Toc2684_74363098"/><text:bookmark-start text:name="__RefNumPara__4113_2603903915"/>Backup<text:bookmark-end text:name="__RefHeading___Toc2684_74363098"/><text:bookmark-end text:name="__RefNumPara__4113_2603903915"/></text:h>
      <text:p text:style-name="P39">RQ-<text:span text:style-name="T31">2</text:span><text:span text:style-name="T19">0</text:span>1 <text:span text:style-name="T59">Repositories</text:span></text:p>
      <text:p text:style-name="P67">Restix muss für jede<text:span text:style-name="T74">n</text:span> Benutzer, <text:span text:style-name="T74">Host und Jahr</text:span> ein separates restic-Repository anlegen, um Probleme durch Inkonsistenzen zu minimieren. In jedem Target gibt es daher die Unterverzeichnisse <text:bookmark-start text:name="__DdeLink__1461_1219349106"/>Benutzername/Hostname/Jahr<text:bookmark-end text:name="__DdeLink__1461_1219349106"/> auf oberster Ebene.</text:p>
      <text:p text:style-name="P40">RQ-<text:span text:style-name="T31">2</text:span><text:span text:style-name="T19">0</text:span><text:span text:style-name="T30">2</text:span> <text:span text:style-name="T61">Neues Repository</text:span></text:p>
      <text:p text:style-name="P48">Restix muss es ermöglichen, ein neues Repository in einem Target anzulegen.</text:p>
      <text:p text:style-name="P48">Restix muss die Verarbeitung mit einer Fehlermeldung abbrechen, falls das Repository bereits existiert.</text:p>
      <text:p text:style-name="P41">RQ-<text:span text:style-name="T31">2</text:span><text:span text:style-name="T19">0</text:span><text:span text:style-name="T62">3</text:span> <text:span text:style-name="T61">Nicht existierendes Repository</text:span></text:p>
      <text:p text:style-name="P49">Restix muss <text:span text:style-name="T74">die Option </text:span>anbieten, ein neues Repository zu erstellen, falls bei einem Backup kein passendes Repository im Target existiert.</text:p>
      <text:p text:style-name="P41">RQ-<text:span text:style-name="T31">2</text:span><text:span text:style-name="T19">0</text:span><text:span text:style-name="T62">4</text:span> <text:span text:style-name="T67">Backup-</text:span><text:span text:style-name="T62">Tagging</text:span></text:p>
      <text:p text:style-name="P51">Restix muss <text:span text:style-name="T74">die Option anbieten, </text:span>den ersten Snapshot in einem Repository automatisch mit dem Tag <text:span text:style-name="T26">YY</text:span><text:span text:style-name="T29">YY</text:span><text:span text:style-name="T26">_FIRST</text:span> versehen. <text:span text:style-name="T75">Dabei entspricht </text:span><text:bookmark-start text:name="__DdeLink__1519_2101781264"/><text:span text:style-name="T28">YY</text:span><text:span text:style-name="T29">YY</text:span><text:span text:style-name="T75"> dem aktuellen Jahr</text:span><text:bookmark-end text:name="__DdeLink__1519_2101781264"/><text:span text:style-name="T75">.</text:span></text:p>
      <text:p text:style-name="P68">Restix muss <text:span text:style-name="T74">die</text:span><text:bookmark-start text:name="__DdeLink__1459_1219349106"/><text:span text:style-name="T74"> Option anbieten,</text:span><text:bookmark-end text:name="__DdeLink__1459_1219349106"/><text:span text:style-name="T74"> </text:span>den vorangegangen Snapshot in einem Repository automatisch mit dem Tag <text:span text:style-name="T26">YY</text:span><text:span text:style-name="T29">YY</text:span><text:span text:style-name="T26">_</text:span><text:span text:style-name="T27">MM</text:span> versehen, falls der vorangegange Snapshot in einem früheren <text:span text:style-name="T73">Monat</text:span> erzeugt und noch nicht getaggt wurde. <text:span text:style-name="T75">Dabei entspricht </text:span><text:span text:style-name="T28">YY</text:span><text:span text:style-name="T29">YY</text:span><text:span text:style-name="T75"> dem aktuellen Jahr und </text:span><text:span text:style-name="T28">MM</text:span><text:span text:style-name="T75"> dem Monat des vorangegangen Snapshots.</text:span></text:p>
      <text:h text:style-name="P83" text:outline-level="2"><text:bookmark-start text:name="__RefHeading___Toc2680_74363098 Kopie 1"/><text:bookmark-start text:name="__RefNumPara__4115_2603903915"/>Restore<text:bookmark-end text:name="__RefHeading___Toc2680_74363098 Kopie 1"/><text:bookmark-end text:name="__RefNumPara__4115_2603903915"/></text:h>
      <text:p text:style-name="P19">RQ-<text:span text:style-name="T33">3</text:span><text:span text:style-name="T21">0</text:span><text:span text:style-name="T25">1</text:span> <text:span text:style-name="T63">Zielverzeichnis</text:span></text:p>
      <text:p text:style-name="P55">Restix muss den Restore von Elementen an ihre ursprüngliche Stelle erlauben.</text:p>
      <text:p text:style-name="P55">Restix muss den Restore von Elementen in ein benutzerdefiniertes Verzeichnis erlauben.</text:p>
      <text:p text:style-name="P19">RQ-<text:span text:style-name="T33">3</text:span><text:span text:style-name="T21">0</text:span><text:span text:style-name="T33">2</text:span> <text:span text:style-name="T63">Repository-Auswahl</text:span></text:p>
      <text:p text:style-name="P57">Restix muss es erlauben, den Hostnamen zur Auswahl eines Repositories anzugeben. Restix muss als Voreinstellung den lokalen Hostname<text:span text:style-name="T74">n</text:span> verwenden.</text:p>
      <text:p text:style-name="P57">Restix muss es erlauben, das Jahr zur Auswahl eines Repositories anzugeben. Restix muss als Voreinstellung das aktuelle Jahr verwenden.</text:p>
      <text:p text:style-name="P55">Restix muss als Benutzername den Namen des aktuellen Users verwenden, ein Restore für einen anderen Benutzer ist nicht erlaubt.</text:p>
      <text:p text:style-name="P52">RQ-<text:span text:style-name="T33">3</text:span><text:span text:style-name="T21">0</text:span><text:span text:style-name="T33">3</text:span> <text:span text:style-name="T64">Snapshot-Auswahl</text:span></text:p>
      <text:p text:style-name="P23"><text:span text:style-name="T64">Restix muss eine Funktion anbieten, alle Snapshots eines Repositories anzuzeigen</text:span><text:span text:style-name="T33">.</text:span></text:p>
      <text:p text:style-name="P58">Restix muss es erlauben, einen Restore von einem bestimmten Snapshot über dessen Nummer auszuführen.</text:p>
      <text:p text:style-name="P58">Restix muss es erlauben, einen Restore vom neuesten Snapshot durchzuführen.</text:p>
      <text:p text:style-name="P19">RQ-<text:span text:style-name="T33">3</text:span><text:span text:style-name="T21">0</text:span><text:span text:style-name="T33">4</text:span> <text:span text:style-name="T64">Element-Auswahl</text:span></text:p>
      <text:p text:style-name="P24"><text:span text:style-name="T64">Restix muss eine Funktion anbieten, alle </text:span><text:span text:style-name="T65">Verzeichnisse und Dateien eines </text:span><text:span text:style-name="T64">Snapshots anzuzeigen</text:span><text:span text:style-name="T33">.</text:span></text:p>
      <text:p text:style-name="P59">Restix muss es erlauben, einen Restore von <text:span text:style-name="T65">ausgewählten Elementen</text:span> <text:span text:style-name="T65">eines Snapshots </text:span>auszuführen.</text:p>
      <text:p text:style-name="P60"><text:span text:style-name="T64">Restix muss es erlauben, einen Restore </text:span><text:span text:style-name="T65">von allen Elementen eines</text:span><text:span text:style-name="T64"> Snapshot</text:span><text:span text:style-name="T65">s</text:span><text:span text:style-name="T64"> durchzuführen.</text:span></text:p>
      <text:h text:style-name="P84" text:outline-level="2"><text:bookmark-start text:name="__RefHeading___Toc2680_74363098 Kopie 1 Kopie 1"/><text:bookmark-start text:name="__RefNumPara__4117_2603903915"/>Administration<text:bookmark-end text:name="__RefHeading___Toc2680_74363098 Kopie 1 Kopie 1"/><text:bookmark-end text:name="__RefNumPara__4117_2603903915"/></text:h>
      <text:p text:style-name="P53">RQ-<text:span text:style-name="T66">4</text:span><text:span text:style-name="T21">0</text:span><text:span text:style-name="T25">1</text:span> <text:span text:style-name="T67">Säuberung</text:span></text:p>
      <text:p text:style-name="P56">Restix muss <text:span text:style-name="T67">das Entfernen aller Snapshots in einem Repository ohne Tag unterstützen.</text:span></text:p>
      <text:p text:style-name="P56">Restix muss <text:span text:style-name="T67">das Entfernen nicht benötigter Elemente in einem Repository unterstützen.</text:span></text:p>
      <text:p text:style-name="P54">RQ-<text:span text:style-name="T67">402</text:span> <text:span text:style-name="T62">Tagging</text:span></text:p>
      <text:p text:style-name="P50">Restix muss <text:span text:style-name="T67">das Tagging eines Snapshots mit einem benutzerdefinierten Label erlauben.</text:span></text:p>
      <text:h text:style-name="P85" text:outline-level="2"/>
      <text:h text:style-name="P86" text:outline-level="2"><text:bookmark-start text:name="__RefHeading___Toc4693_3112237709"/>Benutzerschnittstelle<text:bookmark-end text:name="__RefHeading___Toc4693_3112237709"/></text:h>
      <text:p text:style-name="P20">RQ-<text:span text:style-name="T68">5</text:span><text:span text:style-name="T21">0</text:span><text:span text:style-name="T25">1</text:span> <text:span text:style-name="T69">Bedienung über Kommandozeile</text:span></text:p>
      <text:p text:style-name="P25"><text:span text:style-name="T69">Restix muss ein Script anbieten, um die in den Abschnitten </text:span><text:span text:style-name="T69"><text:bookmark-ref text:reference-format="text" text:ref-name="__RefNumPara__4113_2603903915">Backup</text:bookmark-ref></text:span><text:span text:style-name="T69"><text:bookmark-ref text:reference-format="chapter" text:ref-name="__RefNumPara__4113_2603903915"/></text:span><text:span text:style-name="T69">, </text:span><text:span text:style-name="T69"><text:bookmark-ref text:reference-format="text" text:ref-name="__RefNumPara__4115_2603903915">Restore</text:bookmark-ref></text:span><text:span text:style-name="T69"><text:s/>und </text:span><text:span text:style-name="T69"><text:bookmark-ref text:reference-format="text" text:ref-name="__RefNumPara__4117_2603903915">Administration</text:bookmark-ref></text:span><text:span text:style-name="T69"><text:s/>definierten Anforderungen abzudecken</text:span><text:span text:style-name="T34">.</text:span></text:p>
      <text:p text:style-name="P64">Das Script muss in Python 3 implementiert werden.</text:p>
      <text:p text:style-name="P20">RQ-<text:span text:style-name="T69">5</text:span><text:span text:style-name="T21">0</text:span><text:span text:style-name="T34">2</text:span> <text:span text:style-name="T34">Gra</text:span><text:span text:style-name="T69">fische Benutzerschnittstelle</text:span></text:p>
      <text:p text:style-name="P26"><text:span text:style-name="T69">Restix muss eine GUI anbieten, um die in den Abschnitten </text:span><text:span text:style-name="T69"><text:bookmark-ref text:reference-format="text" text:ref-name="__RefNumPara__4113_2603903915">Backup</text:bookmark-ref></text:span><text:span text:style-name="T69"><text:bookmark-ref text:reference-format="chapter" text:ref-name="__RefNumPara__4113_2603903915"/></text:span><text:span text:style-name="T69">, </text:span><text:span text:style-name="T69"><text:bookmark-ref text:reference-format="text" text:ref-name="__RefNumPara__4115_2603903915">Restore</text:bookmark-ref></text:span><text:span text:style-name="T69"><text:s/>und </text:span><text:span text:style-name="T69"><text:bookmark-ref text:reference-format="text" text:ref-name="__RefNumPara__4117_2603903915">Administration</text:bookmark-ref></text:span><text:span text:style-name="T69"><text:s/>definierten Anforderungen abzudecken</text:span><text:span text:style-name="T34">.</text:span></text:p>
      <text:p text:style-name="P33"><text:span text:style-name="T69">Die GUI soll in Python 3 mit PySide Version 6 implementiert werden</text:span>.</text:p>
      <text:p text:style-name="P21">RQ-<text:span text:style-name="T69">5</text:span><text:span text:style-name="T21">0</text:span><text:span text:style-name="T35">3</text:span> <text:span text:style-name="T34">G</text:span><text:span text:style-name="T35">UI </text:span><text:span text:style-name="T70">Komponenten</text:span></text:p>
      <text:p text:style-name="P65">Restix muss eine GUI-Komponente zum Durchführen eines Backups anbieten.</text:p>
      <text:p text:style-name="P65">Restix muss eine GUI-Komponente zum Durchführen eines Restores anbieten.</text:p>
      <text:p text:style-name="P65">Restix muss eine GUI-Komponente zum Durchführen von administrativen Operationen anbieten.</text:p>
      <text:p text:style-name="P65">Restix soll eine GUI-Komponente zur Konfiguration anbieten.</text:p>
      <text:h text:style-name="P79" text:outline-level="1"><text:bookmark-start text:name="__RefHeading___Toc3441_1071762271"/>Glossar<text:bookmark-end text:name="__RefHeading___Toc3441_1071762271"/></text:h>
      <text:p text:style-name="P63"><text:span text:style-name="T15">Re</text:span><text:span text:style-name="T16">pository</text:span><text:tab/><text:span text:style-name="T71">Ein Repository ist ein von restic verwaltetes Verzeichnis zur Datensicherung</text:span><text:span text:style-name="T52">.</text:span></text:p>
      <text:p text:style-name="P63"><text:span text:style-name="T17">restic</text:span><text:tab/><text:span text:style-name="T42">D</text:span><text:span text:style-name="T72">ie</text:span><text:span text:style-name="T42"> Open Source Software restic ist ein kommandozeilen-basiertes Werkzeug zur Datensicherung. Es bietet Verschlüsselung sowie Deduplizierung und eine hohe Verarbeitungsgeschwindigkeit</text:span><text:span text:style-name="T37">.</text:span></text:p>
      <text:p text:style-name="P61"><text:span text:style-name="T16">Snapshot</text:span><text:tab/><text:span text:style-name="T71">Alle Änderungen durch eine Aktion, die schreibend auf ein Repository zugreift (Backup oder Taggen) werden von restic mit einer Nummer (Snapshot ID) versehen</text:span><text:span text:style-name="T53">. </text:span><text:span text:style-name="T71">Durch Angabe der Nummer kann auf den Stand eines Repositories zugegriffen werden, wie er nach der Aktion </text:span><text:span text:style-name="T72">vorlag.</text:span></text:p>
      <text:p text:style-name="P61"><text:span text:style-name="T17">Tagging</text:span><text:tab/><text:span text:style-name="T72">restic vergibt für jeden Stand (Snapshot) eines Repositories eine interne Nummer, die Snapshot ID</text:span><text:span text:style-name="T52">. </text:span><text:span text:style-name="T72">Beim Tagging vergibt der Benutzer einen Namen für eine Snapshot ID.</text:span></text:p>
      <text:p text:style-name="P66"><text:span text:style-name="T16">Target</text:span><text:tab/><text:span text:style-name="T71">Ein Target ist ein Verzeichnis, in dem Repositories mit gesicherten Daten gespeichert werden</text:span><text:span text:style-name="T53">. </text:span><text:span text:style-name="T71">Die Repositories werden für Benutzer, Host und Jahr separat in Unterverzeichnissen angelegt. Ein Target kann lokal ins Dateisystem eingebunden sein oder auf einem Rechner im Netzwerk liegen.</text:span></text:p>
      <text:p text:style-name="P61"><text:span text:style-name="T13">T</text:span><text:span text:style-name="T14">OML</text:span><text:tab/><text:span text:style-name="T38">Tom’s obvious minimal language</text:span><text:span text:style-name="T36">, </text:span><text:span text:style-name="T72">ein Dateiformat, das sowohl gut lesbar ist als auch einfach maschinell verarbeitet werden kann</text:span><text:span text:style-name="T36">.</text:span></text:p>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8</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3-13T19:50:32.215212293</dc:date>
    <meta:editing-cycles>316</meta:editing-cycles>
    <meta:generator>LibreOffice/24.2.7.2$Linux_X86_64 LibreOffice_project/420$Build-2</meta:generator>
    <meta:editing-duration>P1DT7H20M28S</meta:editing-duration>
    <meta:document-statistic meta:table-count="0" meta:image-count="0" meta:object-count="0" meta:page-count="11" meta:paragraph-count="139" meta:word-count="1443" meta:character-count="10930" meta:non-whitespace-character-count="9602"/>
    <meta:user-defined meta:name="DocumentVersion">0.1</meta:user-defined>
  </office:meta>
</office:document-meta>
</file>